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>
      <style:text-properties officeooo:rsid="0001f3c6" officeooo:paragraph-rsid="0001f3c6"/>
    </style:style>
    <style:style style:name="P4" style:family="paragraph" style:parent-style-name="Text_20_body">
      <style:text-properties officeooo:rsid="000313e0" officeooo:paragraph-rsid="000313e0"/>
    </style:style>
    <style:style style:name="P5" style:family="paragraph" style:parent-style-name="Standard" style:list-style-name="L5">
      <style:text-properties officeooo:rsid="000e517f"/>
    </style:style>
    <style:style style:name="P6" style:family="paragraph" style:parent-style-name="Standard" style:list-style-name="L5">
      <style:text-properties officeooo:rsid="000fb8bd" officeooo:paragraph-rsid="000fb8bd"/>
    </style:style>
    <style:style style:name="P7" style:family="paragraph" style:parent-style-name="Standard" style:list-style-name="L5">
      <style:text-properties officeooo:rsid="00116e07" officeooo:paragraph-rsid="00116e07"/>
    </style:style>
    <style:style style:name="P8" style:family="paragraph" style:parent-style-name="Heading_20_1">
      <style:text-properties officeooo:rsid="00041728" officeooo:paragraph-rsid="00041728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officeooo:rsid="00005e5c" officeooo:paragraph-rsid="00005e5c"/>
    </style:style>
    <style:style style:name="P11" style:family="paragraph" style:parent-style-name="Text_20_body" style:list-style-name="L1">
      <style:text-properties officeooo:rsid="0001f3c6" officeooo:paragraph-rsid="0001f3c6"/>
    </style:style>
    <style:style style:name="P12" style:family="paragraph" style:parent-style-name="Text_20_body" style:list-style-name="L2">
      <style:text-properties officeooo:rsid="000313e0" officeooo:paragraph-rsid="000313e0"/>
    </style:style>
    <style:style style:name="P13" style:family="paragraph" style:parent-style-name="Text_20_body" style:list-style-name="L3">
      <style:text-properties officeooo:rsid="000313e0" officeooo:paragraph-rsid="000313e0"/>
    </style:style>
    <style:style style:name="P14" style:family="paragraph" style:parent-style-name="Text_20_body" style:list-style-name="L4">
      <style:text-properties officeooo:rsid="00041728" officeooo:paragraph-rsid="00041728"/>
    </style:style>
    <style:style style:name="P15" style:family="paragraph" style:parent-style-name="Text_20_body" style:list-style-name="L4">
      <style:text-properties officeooo:rsid="00063707" officeooo:paragraph-rsid="00063707"/>
    </style:style>
    <style:style style:name="P16" style:family="paragraph" style:parent-style-name="Text_20_body" style:list-style-name="L4">
      <style:text-properties officeooo:rsid="00079d57" officeooo:paragraph-rsid="00079d57"/>
    </style:style>
    <style:style style:name="P17" style:family="paragraph" style:parent-style-name="Text_20_body">
      <style:text-properties officeooo:rsid="0009886b" officeooo:paragraph-rsid="0009886b"/>
    </style:style>
    <style:style style:name="P18" style:family="paragraph" style:parent-style-name="Text_20_body" style:list-style-name="L4">
      <style:text-properties officeooo:rsid="000a0b59" officeooo:paragraph-rsid="000a0b59"/>
    </style:style>
    <style:style style:name="P19" style:family="paragraph" style:parent-style-name="Text_20_body" style:list-style-name="L4">
      <style:text-properties officeooo:rsid="000be74f" officeooo:paragraph-rsid="000be74f"/>
    </style:style>
    <style:style style:name="P20" style:family="paragraph" style:parent-style-name="Text_20_body" style:list-style-name="L4">
      <style:text-properties officeooo:rsid="000d5ace" officeooo:paragraph-rsid="000d5ace"/>
    </style:style>
    <style:style style:name="P21" style:family="paragraph" style:parent-style-name="Text_20_body" style:list-style-name="L5">
      <style:text-properties officeooo:rsid="000e517f" officeooo:paragraph-rsid="000e517f"/>
    </style:style>
    <style:style style:name="P22" style:family="paragraph" style:parent-style-name="Text_20_body">
      <style:text-properties officeooo:rsid="000e517f" officeooo:paragraph-rsid="000e517f"/>
    </style:style>
    <style:style style:name="P23" style:family="paragraph" style:parent-style-name="Text_20_body" style:list-style-name="L4">
      <style:text-properties officeooo:rsid="00116e07" officeooo:paragraph-rsid="00116e07"/>
    </style:style>
    <style:style style:name="P24" style:family="paragraph" style:parent-style-name="Text_20_body" style:list-style-name="L5">
      <style:text-properties officeooo:rsid="00116e07" officeooo:paragraph-rsid="00116e07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style:style style:name="T3" style:family="text">
      <style:text-properties style:text-position="0% 100%"/>
    </style:style>
    <style:style style:name="T4" style:family="text">
      <style:text-properties officeooo:rsid="0004172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fb8bd"/>
    </style:style>
    <style:style style:name="T7" style:family="text">
      <style:text-properties style:font-name="Liberation Serif" officeooo:rsid="00116e07"/>
    </style:style>
    <style:style style:name="T8" style:family="text">
      <style:text-properties style:font-name="Liberation Serif" officeooo:rsid="0011b828"/>
    </style:style>
    <style:style style:name="T9" style:family="text">
      <style:text-properties officeooo:rsid="0011b8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3390529425" text:style-name="Outline">
        <text:list-item>
          <text:h text:style-name="Heading_20_1" text:outline-level="1">Stakeholders</text:h>
        </text:list-item>
      </text:list>
      <text:list xml:id="list3699895812" text:style-name="L1">
        <text:list-item>
          <text:p text:style-name="P10">Sponsor</text:p>
        </text:list-item>
        <text:list-item>
          <text:p text:style-name="P10">Shop owners</text:p>
        </text:list-item>
        <text:list-item>
          <text:p text:style-name="P10">Participants</text:p>
        </text:list-item>
        <text:list-item>
          <text:p text:style-name="P10">Volunteers</text:p>
        </text:list-item>
        <text:list-item>
          <text:p text:style-name="P11">FH-Kiel</text:p>
        </text:list-item>
        <text:list-item>
          <text:p text:style-name="P11">… <text:span text:style-name="T1">(other less important stakeholders)</text:span></text:p>
        </text:list-item>
      </text:list>
      <text:p text:style-name="P3"/>
      <text:p text:style-name="P17"><text:span text:style-name="T3"/></text:p>
      <text:list xml:id="list203141203611211" text:continue-list="list3390529425" text:style-name="Outline">
        <text:list-item>
          <text:h text:style-name="P9" text:outline-level="1">Goals</text:h>
        </text:list-item>
      </text:list>
      <text:list xml:id="list2887226259" text:style-name="L2">
        <text:list-item>
          <text:p text:style-name="P12">Avoid (heavily) injured participants</text:p>
        </text:list-item>
        <text:list-item>
          <text:p text:style-name="P12">Let participants have fun (as far as possible)</text:p>
        </text:list-item>
        <text:list-item>
          <text:p text:style-name="P12">… (more less important goals</text:p>
        </text:list-item>
      </text:list>
      <text:p text:style-name="P4"/>
      <text:list xml:id="list203140279750028" text:continue-list="list203141203611211" text:style-name="Outline">
        <text:list-item>
          <text:h text:style-name="Heading_20_1" text:outline-level="1">Operational Goals</text:h>
        </text:list-item>
      </text:list>
      <text:list xml:id="list4168230940" text:style-name="L3">
        <text:list-item>
          <text:p text:style-name="P13">Execute all assessment plans in the risk related document to mitigate the risk of heavy injuries as far as possible</text:p>
        </text:list-item>
        <text:list-item>
          <text:p text:style-name="P13">Provide all necessary equipment for a BBQ to provide a basis for having fun (as far as possible)</text:p>
        </text:list-item>
        <text:list-item>
          <text:p text:style-name="P13">…</text:p>
        </text:list-item>
      </text:list>
      <text:p text:style-name="P4"/>
      <text:list xml:id="list203141436285337" text:continue-list="list203140279750028" text:style-name="Outline">
        <text:list-item>
          <text:h text:style-name="P8" text:outline-level="1">Material-List</text:h>
        </text:list-item>
      </text:list>
      <text:list xml:id="list1685922519" text:style-name="L4">
        <text:list-item>
          <text:p text:style-name="P14">Equipment</text:p>
          <text:list>
            <text:list-item>
              <text:p text:style-name="P15">Grills</text:p>
            </text:list-item>
            <text:list-item>
              <text:p text:style-name="P15">Coal</text:p>
            </text:list-item>
            <text:list-item>
              <text:p text:style-name="P15">Grill grate (<text:span text:style-name="T2">Grillrost</text:span>)</text:p>
            </text:list-item>
            <text:list-item>
              <text:p text:style-name="P15">Buckets (water)</text:p>
            </text:list-item>
            <text:list-item>
              <text:p text:style-name="P15">Plates (plastic or paper)</text:p>
            </text:list-item>
            <text:list-item>
              <text:p text:style-name="P15">Paper cups</text:p>
            </text:list-item>
            <text:list-item>
              <text:p text:style-name="P16">Spoons (plastic)</text:p>
            </text:list-item>
            <text:list-item>
              <text:p text:style-name="P16">Forks (plastic)</text:p>
            </text:list-item>
            <text:list-item>
              <text:p text:style-name="P16">Knifes (plastic)</text:p>
            </text:list-item>
            <text:list-item>
              <text:p text:style-name="P18">Umbrellas</text:p>
            </text:list-item>
            <text:list-item>
              <text:p text:style-name="P18">Tents</text:p>
            </text:list-item>
            <text:list-item>
              <text:p text:style-name="P23">First-Aid Kit</text:p>
            </text:list-item>
            <text:list-item>
              <text:p text:style-name="P18">...</text:p>
            </text:list-item>
          </text:list>
        </text:list-item>
        <text:list-item>
          <text:p text:style-name="P14">Food</text:p>
          <text:list>
            <text:list-item>
              <text:p text:style-name="P14">Meat</text:p>
              <text:list>
                <text:list-item>
                  <text:p text:style-name="P14">Pork (20%)</text:p>
                </text:list-item>
                <text:list-item>
                  <text:p text:style-name="P14"><text:soft-page-break/>Beef (60%)</text:p>
                </text:list-item>
                <text:list-item>
                  <text:p text:style-name="P14">Sausages (mix 20%)</text:p>
                </text:list-item>
              </text:list>
            </text:list-item>
            <text:list-item>
              <text:p text:style-name="P14">Vegetarian food</text:p>
              <text:list>
                <text:list-item>
                  <text:p text:style-name="P18">Vegetables</text:p>
                  <text:list>
                    <text:list-item>
                      <text:p text:style-name="P18">Paprika</text:p>
                    </text:list-item>
                    <text:list-item>
                      <text:p text:style-name="P18">Courgette (Zucchini)</text:p>
                    </text:list-item>
                    <text:list-item>
                      <text:p text:style-name="P18">Aubergine</text:p>
                    </text:list-item>
                    <text:list-item>
                      <text:p text:style-name="P18">Cucumber</text:p>
                    </text:list-item>
                    <text:list-item>
                      <text:p text:style-name="P18">Field mushroom (Agaricus bisporus) (Champignon)</text:p>
                    </text:list-item>
                    <text:list-item>
                      <text:p text:style-name="P18">Tomatoes</text:p>
                    </text:list-item>
                    <text:list-item>
                      <text:p text:style-name="P18">...</text:p>
                    </text:list-item>
                  </text:list>
                </text:list-item>
                <text:list-item>
                  <text:p text:style-name="P14">Bread</text:p>
                </text:list-item>
                <text:list-item>
                  <text:p text:style-name="P20">Buns</text:p>
                </text:list-item>
                <text:list-item>
                  <text:p text:style-name="P14">Baguette</text:p>
                </text:list-item>
                <text:list-item>
                  <text:p text:style-name="P14">Ketchup</text:p>
                </text:list-item>
                <text:list-item>
                  <text:p text:style-name="P14">BBQ Sauces</text:p>
                </text:list-item>
                <text:list-item>
                  <text:p text:style-name="P14">Butter</text:p>
                </text:list-item>
                <text:list-item>
                  <text:p text:style-name="P14">...</text:p>
                </text:list-item>
              </text:list>
            </text:list-item>
            <text:list-item>
              <text:p text:style-name="P19">Beverages</text:p>
              <text:list>
                <text:list-item>
                  <text:p text:style-name="P14">Orange juice</text:p>
                </text:list-item>
                <text:list-item>
                  <text:p text:style-name="P14">Apple juice</text:p>
                </text:list-item>
                <text:list-item>
                  <text:p text:style-name="P14">Water</text:p>
                </text:list-item>
                <text:list-item>
                  <text:p text:style-name="P14">...</text:p>
                </text:list-item>
              </text:list>
            </text:list-item>
          </text:list>
        </text:list-item>
      </text:list>
      <text:list xml:id="list203140135542320" text:continue-list="list203141436285337" text:style-name="Outline">
        <text:list-item>
          <text:h text:style-name="Heading_20_1" text:outline-level="1">Work Packages</text:h>
        </text:list-item>
      </text:list>
      <text:list xml:id="list3292759858" text:style-name="L5">
        <text:list-item>
          <text:p text:style-name="P21">Planning</text:p>
          <text:list>
            <text:list-item>
              <text:p text:style-name="P21">Prepare the cost calculation</text:p>
            </text:list-item>
            <text:list-item>
              <text:p text:style-name="P24"><text:span text:style-name="T9">Participate</text:span> in the doodle poll</text:p>
            </text:list-item>
          </text:list>
        </text:list-item>
        <text:list-item>
          <text:p text:style-name="P21">Preparation</text:p>
          <text:list>
            <text:list-item>
              <text:p text:style-name="P21">Fetch all commodities listed in the “Material-List” under the point “Meat”</text:p>
            </text:list-item>
            <text:list-item>
              <text:p text:style-name="P21">Fetch all commodities listed in the “Material-List” under the point “Beverages”</text:p>
            </text:list-item>
            <text:list-item>
              <text:p text:style-name="P21">Fetch all commodities listed in the “Material-List” under the point “Vegetables”</text:p>
            </text:list-item>
            <text:list-item>
              <text:p text:style-name="P21"><text:soft-page-break/>Fetch all commodities listed in the “Material-List” under the point “<text:span text:style-name="T4">Vegetarian food</text:span>” excluding the sub-point “Vegetables”</text:p>
            </text:list-item>
            <text:list-item>
              <text:p text:style-name="P5"><text:span text:style-name="T5">Fetch all commodities listed in the “Material-List” under the point “</text:span><text:span text:style-name="T6">Equipment</text:span><text:span text:style-name="T5">”</text:span></text:p>
              <text:list>
                <text:list-item>
                  <text:p text:style-name="P6"><text:span text:style-name="T5">Fetch grills and grill grates</text:span></text:p>
                </text:list-item>
                <text:list-item>
                  <text:p text:style-name="P6"><text:span text:style-name="T5">Fetch fetch coal</text:span></text:p>
                </text:list-item>
                <text:list-item>
                  <text:p text:style-name="P6"><text:span text:style-name="T5">Fetch </text:span><text:span text:style-name="T7">Buckets to comply to Risk 5</text:span></text:p>
                </text:list-item>
                <text:list-item>
                  <text:p text:style-name="P7"><text:span text:style-name="T5">Fetch plates, spoons, forks</text:span></text:p>
                </text:list-item>
                <text:list-item>
                  <text:p text:style-name="P7"><text:span text:style-name="T5">Fetch tents and / or umbrellas to comply with Risk 0</text:span></text:p>
                </text:list-item>
                <text:list-item>
                  <text:p text:style-name="P7"><text:span text:style-name="T5">Bring a first-aid kit to comply with Risk 4</text:span></text:p>
                </text:list-item>
              </text:list>
            </text:list-item>
          </text:list>
        </text:list-item>
        <text:list-item>
          <text:p text:style-name="P7"><text:span text:style-name="T5">Execution</text:span></text:p>
          <text:list>
            <text:list-item>
              <text:p text:style-name="P7"><text:span text:style-name="T5">Take responsibility for providing first aid in cases of injuries</text:span></text:p>
            </text:list-item>
            <text:list-item>
              <text:p text:style-name="P7"><text:span text:style-name="T5">Take responsibility for providing fire extinguishing measures in case of fires <text:tab/>breaking out</text:span></text:p>
            </text:list-item>
            <text:list-item>
              <text:p text:style-name="P7"><text:span text:style-name="T5">Take responsibility for providing umbrellas or tents </text:span><text:span text:style-name="T8">if the weather is rainy</text:span>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20:31:39.213000000</dc:date>
    <meta:editing-duration>PT1H19M58S</meta:editing-duration>
    <meta:editing-cycles>14</meta:editing-cycles>
    <meta:generator>LibreOffice/6.0.5.2$Windows_X86_64 LibreOffice_project/54c8cbb85f300ac59db32fe8a675ff7683cd5a16</meta:generator>
    <meta:document-statistic meta:table-count="0" meta:image-count="0" meta:object-count="0" meta:page-count="4" meta:paragraph-count="77" meta:word-count="356" meta:character-count="2197" meta:non-whitespace-character-count="1950"/>
  </office:meta>
</office:document-meta>
</file>